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6">
      <style:text-properties fo:language="ru" fo:country="RU"/>
    </style:style>
    <style:style style:name="P3" style:family="paragraph" style:parent-style-name="Text_20_body" style:list-style-name="L6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Heading_20_4"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P6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Преимущества</text:h>
      <text:section text:style-name="Sect1" text:name="d0e102">
        <text:p text:style-name="P1"><text:span text:style-name="T2">EDT</text:span> содержит ряд функциональных и архитектурных возможностей, отсутствующих в <text:span text:style-name="T2">Конфигураторе</text:span>. Основные преимущества <text:span text:style-name="T2">EDT</text:span> заключаются в следующем:</text:p>
        <text:list xml:id="list1696899926446292671" text:style-name="L6">
          <text:list-item>
            <text:p text:style-name="P3">Вы запускаете один экземпляр <text:span text:style-name="T2">EDT</text:span>, и используете его для разработки многих конфигураций, расширений конфигураций, внешних обработок и внешних отчетов. Быстро переключаетесь между разрабатываемыми приложениями внутри самой среды разработки.</text:p>
          </text:list-item>
          <text:list-item>
            <text:p text:style-name="P3">Вы используете разные версии платформы и разные информационные базы для запуска и отладки одной и той же конфигурации.</text:p>
          </text:list-item>
          <text:list-item>
            <text:p text:style-name="P3">Групповая разработка и версионирование выполняется с помощью внешней системы контроля версий Git.</text:p>
          </text:list-item>
          <text:list-item>
            <text:p text:style-name="P3">Вы управляете информационными базами и публикациями на веб-серверах прямо из среды разработки.</text:p>
          </text:list-item>
          <text:list-item>
            <text:p text:style-name="P3">Разработка мобильных приложений стала удобнее с использованием встроенного веб-сервера для их отладки, и с возможностью выбора устройств для их запуска.</text:p>
          </text:list-item>
          <text:list-item>
            <text:p text:style-name="P3">Проверка конфигурации выполняется "на лету" прямо в процессе изменения ее структуры и в процессе редактирования модулей. Найденные ошибки и возможные неполадки отображаются удобным образом.</text:p>
          </text:list-item>
          <text:list-item>
            <text:p text:style-name="P3">Возможности редактора встроенного языка значительно выросли. Новую функциональность получили редактор запросов и редактор шаблонов ограничения доступа к данным.</text:p>
          </text:list-item>
          <text:list-item>
            <text:p text:style-name="P3">Улучшены подходы к редактированию модулей, используются новые подходы:</text:p>
            <text:list>
              <text:list-item>
                <text:p text:style-name="P3">интроспекция модели и reflection (анализ модели объектов);</text:p>
              </text:list-item>
              <text:list-item>
                <text:p text:style-name="P3">инструмент быстрого исправления ошибок;</text:p>
              </text:list-item>
              <text:list-item>
                <text:p text:style-name="P3">контекстная подсказка с новыми возможностями;</text:p>
              </text:list-item>
              <text:list-item>
                <text:p text:style-name="P3">шаблоны генерации синтаксических конструкций;</text:p>
              </text:list-item>
              <text:list-item>
                <text:p text:style-name="P3">контекстно-зависимая синтаксическая подсказка;</text:p>
              </text:list-item>
              <text:list-item>
                <text:p text:style-name="P3">автоматический анализ тэгов (TODO, FIXME, ХХХ) внутри комментариев, и формирование списка задач по ним;</text:p>
              </text:list-item>
              <text:list-item>
                <text:p text:style-name="P3">удобная навигация по большим модулям с помощью:</text:p>
                <text:list>
                  <text:list-item>
                    <text:p text:style-name="P3">отдельных панелей, содержащих структурное представление модулей;</text:p>
                  </text:list-item>
                  <text:list-item>
                    <text:p text:style-name="P3">анализа иерархии вызовов вверх или вниз от исследуемого метода;</text:p>
                  </text:list-item>
                  <text:list-item>
                    <text:p text:style-name="P3">формирования цепочки ссылок вплоть до объекта конфигурации.</text:p>
                  </text:list-item>
                </text:list>
              </text:list-item>
            </text:list>
          </text:list-item>
          <text:list-item>
            <text:p text:style-name="P3">Вы можете использовать новый инструмент <text:span text:style-name="T2">Схема данных</text:span> для анализа структуры бизнес-приложения в виде ER-диаграммы.</text:p>
          </text:list-item>
          <text:list-item>
            <text:p text:style-name="P3">Полностью переработаны или значительно улучшены прежние инструменты разработки: </text:p>
            <text:list>
              <text:list-item>
                <text:p text:style-name="P3">редакторы прав,</text:p>
              </text:list-item>
              <text:list-item>
                <text:p text:style-name="P3">редактор командного интерфейса,</text:p>
              </text:list-item>
              <text:list-item>
                <text:p text:style-name="P3">редактор интерфейса клиентского приложения,</text:p>
              </text:list-item>
              <text:list-item>
                <text:p text:style-name="P3">механизмы сравнения / объединения конфигураций,</text:p>
              </text:list-item>
              <text:list-item>
                <text:p text:style-name="P3">механизм отладки,</text:p>
              </text:list-item>
              <text:list-item>
                <text:p text:style-name="P3">механизм замера производительности.</text:p>
              </text:list-item>
            </text:list>
          </text:list-item>
          <text:list-item>
            <text:p text:style-name="P3">Все командные интерфейсы редактируются в одном окне одного редактора.</text:p>
          </text:list-item>
          <text:list-item>
            <text:p text:style-name="P2">Вы можете самостоятельно расширять инструменты разработки с помощью технологии плагинов Eclipse.</text:p>
          </text:list-item>
        </text:list>
        <text:h text:style-name="P6" text:outline-level="3"><text:soft-page-break/>Сопутствующая информация</text:h>
        <text:h text:style-name="P4" text:outline-level="4">Концепции</text:h>
        <text:p text:style-name="Text_20_body">‣ <text:a xlink:type="simple" xlink:href="https://its.1c.ru/db/content/edtdoc/src/i021.html?_=1542292896#d0e1225" text:style-name="Internet_20_link" text:visited-style-name="Visited_20_Internet_20_Link"><text:span text:style-name="T1">Проекты 1С:Предприятия</text:span></text:a></text:p>
        <text:p text:style-name="Text_20_body">‣ <text:a xlink:type="simple" xlink:href="https://its.1c.ru/db/content/edtdoc/src/i015.html?_=1542292896#d0e1099" text:style-name="Internet_20_link" text:visited-style-name="Visited_20_Internet_20_Link"><text:span text:style-name="T1">Переиспользование параметров запуска и отладки</text:span></text:a></text:p>
        <text:p text:style-name="Text_20_body">‣ <text:a xlink:type="simple" xlink:href="https://its.1c.ru/db/content/edtdoc/src/i012.html?_=1542292896#d0e1089" text:style-name="Internet_20_link" text:visited-style-name="Visited_20_Internet_20_Link"><text:span text:style-name="T1">Интеграция со сторонними системами контроля версий</text:span></text:a></text:p>
        <text:p text:style-name="Text_20_body">‣ <text:a xlink:type="simple" xlink:href="https://its.1c.ru/db/content/edtdoc/src/i265.html?_=1542292896#d0e1123" text:style-name="Internet_20_link" text:visited-style-name="Visited_20_Internet_20_Link"><text:span text:style-name="T1">Список информационных баз</text:span></text:a></text:p>
        <text:p text:style-name="Text_20_body">‣ <text:a xlink:type="simple" xlink:href="https://its.1c.ru/db/content/edtdoc/src/i266.html?_=1542292896#d0e1128" text:style-name="Internet_20_link" text:visited-style-name="Visited_20_Internet_20_Link"><text:span text:style-name="T1">Список публикаций на веб-серверах</text:span></text:a></text:p>
        <text:p text:style-name="Text_20_body">‣ <text:a xlink:type="simple" xlink:href="https://its.1c.ru/db/content/edtdoc/src/i205.html?_=1542292896#i205" text:style-name="Internet_20_link" text:visited-style-name="Visited_20_Internet_20_Link"><text:span text:style-name="T1">Встроенный веб-сервер для отладки мобильных приложений</text:span></text:a></text:p>
        <text:p text:style-name="Text_20_body">‣ <text:a xlink:type="simple" xlink:href="https://its.1c.ru/db/content/edtdoc/src/i158.html?_=1542292896#i158" text:style-name="Internet_20_link" text:visited-style-name="Visited_20_Internet_20_Link"><text:span text:style-name="T1">Проверка конфигурации "на лету"</text:span></text:a></text:p>
        <text:p text:style-name="Text_20_body">‣ <text:a xlink:type="simple" xlink:href="https://its.1c.ru/db/content/edtdoc/src/i047.html?_=1542292896#i047" text:style-name="Internet_20_link" text:visited-style-name="Visited_20_Internet_20_Link"><text:span text:style-name="T1">Развитый редактор встроенного языка</text:span></text:a></text:p>
        <text:p text:style-name="Text_20_body">‣ <text:a xlink:type="simple" xlink:href="https://its.1c.ru/db/content/edtdoc/src/i287.html?_=1542292896#i287" text:style-name="Internet_20_link" text:visited-style-name="Visited_20_Internet_20_Link"><text:span text:style-name="T1">Схемы данных</text:span></text:a></text:p>
        <text:p text:style-name="Text_20_body">‣ <text:a xlink:type="simple" xlink:href="https://its.1c.ru/db/content/edtdoc/src/i155.html?_=1542292896#i155" text:style-name="Internet_20_link" text:visited-style-name="Visited_20_Internet_20_Link"><text:span text:style-name="T1">Редактирование прав</text:span></text:a></text:p>
        <text:p text:style-name="Text_20_body">‣ <text:a xlink:type="simple" xlink:href="https://its.1c.ru/db/content/edtdoc/src/i092.html?_=1542292896#i092" text:style-name="Internet_20_link" text:visited-style-name="Visited_20_Internet_20_Link"><text:span text:style-name="T1">Объединенный редактор командного интерфейса</text:span></text:a></text:p>
        <text:p text:style-name="Text_20_body">‣ <text:a xlink:type="simple" xlink:href="https://its.1c.ru/db/content/edtdoc/src/i182.html?_=1542292896#i182" text:style-name="Internet_20_link" text:visited-style-name="Visited_20_Internet_20_Link"><text:span text:style-name="T1">Запуск и отладка прикладных решений</text:span></text:a></text:p>
        <text:p text:style-name="Text_20_body">‣ <text:a xlink:type="simple" xlink:href="https://its.1c.ru/db/content/edtdoc/src/i190.html?_=1542292896#d0e1094" text:style-name="Internet_20_link" text:visited-style-name="Visited_20_Internet_20_Link"><text:span text:style-name="T1">Расширение с помощью плагинов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05:21.472710893</dc:date>
    <meta:editing-duration>PT1H47M3S</meta:editing-duration>
    <meta:editing-cycles>84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379" meta:character-count="2909" meta:non-whitespace-character-count="2602"/>
  </office:meta>
</office:document-meta>
</file>